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oduleGenerator.setup( SourceResolver resolver , Map objectModel , String src , Parameters p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ModuleGenerator.setManager( ServiceManager manag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duleGenerator.getValid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Generator.getKe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duleGenerator.createProperty( AttributesImpl att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ModuleGenerator.genera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